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2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ackground-color="#ffff99"/>
    </style:style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fo:background-color="#ffff99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BM Volume</text:p>
          </table:table-cell>
          <table:table-cell office:value-type="string">
            <text:p>Formula Volume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4H45M00S">
            <text:p>14: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0H00M00S">
            <text:p>20: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2H00M00S">
            <text:p>02: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1H30M00S">
            <text:p>11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7H30M00S">
            <text:p>17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3H45M00S">
            <text:p>23: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5H30M00S">
            <text:p>05: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1H30M00S">
            <text:p>11:3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4H30M00S">
            <text:p>14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0H00M00S">
            <text:p>00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6H00M00S">
            <text:p>06: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9H00M00S">
            <text:p>09: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2H00M00S">
            <text:p>12: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5H30M00S">
            <text:p>15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3H30M00S">
            <text:p>13: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9H30M00S">
            <text:p>19: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22H30M00S">
            <text:p>22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2H45M00S">
            <text:p>02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7H15M00S">
            <text:p>07: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8H50M00S">
            <text:p>18: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9H15M00S">
            <text:p>19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21H00M00S">
            <text:p>21: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0H30M00S">
            <text:p>0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22H30M00S">
            <text:p>22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1H45M00S">
            <text:p>01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5H20M00S">
            <text:p>05: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0H45M00S">
            <text:p>00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6H15M00S">
            <text:p>0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4H00M00S">
            <text:p>14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date" office:date-value="2021-12-24">
            <text:p>24/12/21</text:p>
          </table:table-cell>
          <table:table-cell table:style-name="ce4" office:value-type="time" office:time-value="PT03H45M00S">
            <text:p>03: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6H45M00S">
            <text:p>0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2H45M00S">
            <text:p>12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00M00S">
            <text:p>16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45M00S">
            <text:p>1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7H45M00S">
            <text:p>17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9H00M00S">
            <text:p>0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5H45M00S">
            <text:p>15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0H30M00S">
            <text:p>2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5H45M00S">
            <text:p>05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2H30M00S">
            <text:p>12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5H45M00S">
            <text:p>15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7H15M00S">
            <text:p>17: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0H00M00S">
            <text:p>20: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8H00M00S">
            <text:p>0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0H15M00S">
            <text:p>10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2H45M00S">
            <text:p>12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5H30M00S">
            <text:p>15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9H00M00S">
            <text:p>19:0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2H00M00S">
            <text:p>02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5H15M00S">
            <text:p>05: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5H30M00S">
            <text:p>0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1H30M00S">
            <text:p>11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3H00M00S">
            <text:p>13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7H50M00S">
            <text:p>17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9H10M00S">
            <text:p>19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20H45M00S">
            <text:p>20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1H00M00S">
            <text:p>0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8H00M00S">
            <text:p>18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2H15M00S">
            <text:p>12: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6H30M00S">
            <text:p>06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9H30M00S">
            <text:p>09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4H00M00S">
            <text:p>1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1H30M00S">
            <text:p>01: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5H00M00S">
            <text:p>05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7H30M00S">
            <text:p>0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20H00M00S">
            <text:p>20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8H00M00S">
            <text:p>08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3H30M00S">
            <text:p>13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7H00M00S">
            <text:p>0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50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7H30M00S">
            <text:p>07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3H00M00S">
            <text:p>13:0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9H15M00S">
            <text:p>09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1H15M00S">
            <text:p>11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6H00M00S">
            <text:p>0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8H30M00S">
            <text:p>0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4H00M00S">
            <text:p>14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4H30M00S">
            <text:p>04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8H20M00S">
            <text:p>18: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3H20M00S">
            <text:p>13: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8H15M00S">
            <text:p>18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21H45M00S">
            <text:p>21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0H20M00S">
            <text:p>10: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5H30M00S">
            <text:p>05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0H00M00S">
            <text:p>10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2H15M00S">
            <text:p>12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7H45M00S">
            <text:p>17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4H15M00S">
            <text:p>1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9H45M00S">
            <text:p>09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2H30M00S">
            <text:p>12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7H20M00S">
            <text:p>07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2H45M00S">
            <text:p>12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8H00M00S">
            <text:p>1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9H30M00S">
            <text:p>19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20H45M00S">
            <text:p>20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8H30M00S">
            <text:p>08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8H00M00S">
            <text:p>0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3H00M00S">
            <text:p>13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5H20M00S">
            <text:p>15: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4H15M00S">
            <text:p>14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8H30M00S">
            <text:p>1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08H10M00S">
            <text:p>08:1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0H45M00S">
            <text:p>10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3H30M00S">
            <text:p>13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5H00M00S">
            <text:p>15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1">
            <text:p>21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08H20M00S">
            <text:p>08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1H30M00S">
            <text:p>11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4H00M00S">
            <text:p>14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17H00M00S">
            <text:p>17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2">
            <text:p>22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08H50M00S">
            <text:p>08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2H00M00S">
            <text:p>12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4H50M00S">
            <text:p>14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19H30M00S">
            <text:p>19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08H15M00S">
            <text:p>08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3H45M00S">
            <text:p>13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4">
            <text:p>24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7H45M00S">
            <text:p>07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09H50M00S">
            <text:p>09:5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4H30M00S">
            <text:p>14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17H00M00S">
            <text:p>17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5">
            <text:p>25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0H20M00S">
            <text:p>00: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7H15M00S">
            <text:p>1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6">
            <text:p>26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4H15M00S">
            <text:p>0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0H00M00S">
            <text:p>10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2H00M00S">
            <text:p>12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4H45M00S">
            <text:p>14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17H30M00S">
            <text:p>1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1H00M00S">
            <text:p>21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7">
            <text:p>27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07H45M00S">
            <text:p>07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7H15M00S">
            <text:p>17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time" office:time-value="PT21H00M00S">
            <text:p>21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07H15M00S">
            <text:p>07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09H15M00S">
            <text:p>09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4H15M00S">
            <text:p>14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7H00M00S">
            <text:p>17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9">
            <text:p>29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11H45M00S">
            <text:p>11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14H45M00S">
            <text:p>14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0">
            <text:p>30/01/22</text:p>
          </table:table-cell>
          <table:table-cell office:value-type="time" office:time-value="PT22H15M00S">
            <text:p>22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03H30M00S">
            <text:p>03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08H30M00S">
            <text:p>08:3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0H30M00S">
            <text:p>10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3H14M00S">
            <text:p>13: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04H45M00S">
            <text:p>04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0H45M00S">
            <text:p>10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2H45M00S">
            <text:p>12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4H45M00S">
            <text:p>14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1">
            <text:p>01/02/22</text:p>
          </table:table-cell>
          <table:table-cell office:value-type="time" office:time-value="PT20H30M00S">
            <text:p>20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03H45M00S">
            <text:p>03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07H30M00S">
            <text:p>07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09H45M00S">
            <text:p>09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2H30M00S">
            <text:p>12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4H45M00S">
            <text:p>14:4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7H00M00S">
            <text:p>17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19H00M00S">
            <text:p>19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2">
            <text:p>02/02/22</text:p>
          </table:table-cell>
          <table:table-cell office:value-type="time" office:time-value="PT23H15M00S">
            <text:p>23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4H30M00S">
            <text:p>14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6H15M00S">
            <text:p>16: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time" office:time-value="PT22H30M00S">
            <text:p>22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08H00M00S">
            <text:p>08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14H00M00S">
            <text:p>14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17H30M00S">
            <text:p>17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20H30M00S">
            <text:p>20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4">
            <text:p>04/02/22</text:p>
          </table:table-cell>
          <table:table-cell office:value-type="time" office:time-value="PT23H00M00S">
            <text:p>23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07H30M00S">
            <text:p>07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09H30M00S">
            <text:p>09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5">
            <text:p>05/02/22</text:p>
          </table:table-cell>
          <table:table-cell office:value-type="time" office:time-value="PT22H45M00S">
            <text:p>22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09H00M00S">
            <text:p>09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3H50M00S">
            <text:p>13: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6H45M00S">
            <text:p>16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19H45M00S">
            <text:p>1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07H30M00S">
            <text:p>0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16H50M00S">
            <text:p>16:5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20H15M00S">
            <text:p>2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7">
            <text:p>07/02/22</text:p>
          </table:table-cell>
          <table:table-cell office:value-type="time" office:time-value="PT23H30M00S">
            <text:p>23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07H50M00S">
            <text:p>07: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3H50M00S">
            <text:p>13:5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8">
            <text:p>08/02/22</text:p>
          </table:table-cell>
          <table:table-cell office:value-type="time" office:time-value="PT23H15M00S">
            <text:p>23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05H00M00S">
            <text:p>05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09H50M00S">
            <text:p>09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13H00M00S">
            <text:p>13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17H00M00S">
            <text:p>17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09">
            <text:p>09/02/22</text:p>
          </table:table-cell>
          <table:table-cell office:value-type="time" office:time-value="PT23H00M00S">
            <text:p>23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08H00M00S">
            <text:p>08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13H30M00S">
            <text:p>13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16H45M00S">
            <text:p>16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18H00M00S">
            <text:p>18: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time" office:time-value="PT21H00M00S">
            <text:p>21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05H45M00S">
            <text:p>05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09H45M00S">
            <text:p>0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13H45M00S">
            <text:p>13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17H00M00S">
            <text:p>17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20H00M00S">
            <text:p>20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1">
            <text:p>11/02/22</text:p>
          </table:table-cell>
          <table:table-cell office:value-type="time" office:time-value="PT23H45M00S">
            <text:p>23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09H15M00S">
            <text:p>09: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11H40M00S">
            <text:p>11:4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14H40M00S">
            <text:p>14:4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17H30M00S">
            <text:p>17:3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2">
            <text:p>12/02/22</text:p>
          </table:table-cell>
          <table:table-cell office:value-type="time" office:time-value="PT19H15M00S">
            <text:p>19:1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05H20M00S">
            <text:p>05:2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09H15M00S">
            <text:p>09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11H45M00S">
            <text:p>11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14H45M00S">
            <text:p>14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17H30M00S">
            <text:p>17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20H30M00S">
            <text:p>20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time" office:time-value="PT23H30M00S">
            <text:p>23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08H30M00S">
            <text:p>08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14H00M00S">
            <text:p>14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16H45M00S">
            <text:p>16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18H20M00S">
            <text:p>18: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4">
            <text:p>14/02/22</text:p>
          </table:table-cell>
          <table:table-cell office:value-type="time" office:time-value="PT22H45M00S">
            <text:p>22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08H00M00S">
            <text:p>08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14H15M00S">
            <text:p>14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5">
            <text:p>15/02/22</text:p>
          </table:table-cell>
          <table:table-cell office:value-type="time" office:time-value="PT22H45M00S">
            <text:p>22: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07H00M00S">
            <text:p>07: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09H15M00S">
            <text:p>09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13H15M00S">
            <text:p>13:1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19H30M00S">
            <text:p>19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6">
            <text:p>16/02/22</text:p>
          </table:table-cell>
          <table:table-cell office:value-type="time" office:time-value="PT23H00M00S">
            <text:p>23: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07H00M00S">
            <text:p>07: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09H15M00S">
            <text:p>09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13H15M00S">
            <text:p>13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19H30M00S">
            <text:p>19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07H15M00S">
            <text:p>07:1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11H30M00S">
            <text:p>11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14H15M00S">
            <text:p>14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17H45M00S">
            <text:p>17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19H15M00S">
            <text:p>19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8">
            <text:p>18/02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07H30M00S">
            <text:p>07:3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10H30M00S">
            <text:p>10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13H30M00S">
            <text:p>13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19H00M00S">
            <text:p>19: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19">
            <text:p>19/02/22</text:p>
          </table:table-cell>
          <table:table-cell office:value-type="time" office:time-value="PT22H20M00S">
            <text:p>22: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06H45M00S">
            <text:p>06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09H45M00S">
            <text:p>09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12H30M00S">
            <text:p>12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14H30M00S">
            <text:p>14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16H50M00S">
            <text:p>16: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19H30M00S">
            <text:p>19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05H30M00S">
            <text:p>05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09H45M00S">
            <text:p>09:4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12H45M00S">
            <text:p>12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14H45M00S">
            <text:p>14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16H45M00S">
            <text:p>16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18H30M00S">
            <text:p>1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1">
            <text:p>21/02/22</text:p>
          </table:table-cell>
          <table:table-cell office:value-type="time" office:time-value="PT21H15M00S">
            <text:p>21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06H45M00S">
            <text:p>06:45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12H45M00S">
            <text:p>12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18H45M00S">
            <text:p>18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time" office:time-value="PT23H45M00S">
            <text:p>23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06H45M00S">
            <text:p>06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09H45M00S">
            <text:p>09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12H20M00S">
            <text:p>12:2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16H00M00S">
            <text:p>16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19H30M00S">
            <text:p>19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3">
            <text:p>23/02/22</text:p>
          </table:table-cell>
          <table:table-cell office:value-type="time" office:time-value="PT23H30M00S">
            <text:p>23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08H25M00S">
            <text:p>08:2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11H25M00S">
            <text:p>11: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14H30M00S">
            <text:p>14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17H45M00S">
            <text:p>17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21H00M00S">
            <text:p>21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4">
            <text:p>24/02/22</text:p>
          </table:table-cell>
          <table:table-cell office:value-type="time" office:time-value="PT23H30M00S">
            <text:p>23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06H30M00S">
            <text:p>06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09H30M00S">
            <text:p>09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12H30M00S">
            <text:p>12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5">
            <text:p>25/02/22</text:p>
          </table:table-cell>
          <table:table-cell office:value-type="time" office:time-value="PT22H15M00S">
            <text:p>22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05H45M00S">
            <text:p>05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09H00M00S">
            <text:p>09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15H00M00S">
            <text:p>15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18H00M00S">
            <text:p>18: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6">
            <text:p>26/02/22</text:p>
          </table:table-cell>
          <table:table-cell office:value-type="time" office:time-value="PT22H30M00S">
            <text:p>22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05H45M00S">
            <text:p>05:4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09H45M00S">
            <text:p>09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13H15M00S">
            <text:p>13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16H45M00S">
            <text:p>16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19H45M00S">
            <text:p>1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time" office:time-value="PT23H00M00S">
            <text:p>23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05H45M00S">
            <text:p>05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08H30M00S">
            <text:p>0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11H30M00S">
            <text:p>11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2-28">
            <text:p>28/02/22</text:p>
          </table:table-cell>
          <table:table-cell office:value-type="time" office:time-value="PT21H00M00S">
            <text:p>2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06H30M00S">
            <text:p>06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10H00M00S">
            <text:p>10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15H45M00S">
            <text:p>15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18H45M00S">
            <text:p>18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1">
            <text:p>01/03/22</text:p>
          </table:table-cell>
          <table:table-cell office:value-type="time" office:time-value="PT22H20M00S">
            <text:p>22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05H45M00S">
            <text:p>05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09H45M00S">
            <text:p>09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12H45M00S">
            <text:p>12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15H45M00S">
            <text:p>15: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18H45M00S">
            <text:p>1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2">
            <text:p>02/03/22</text:p>
          </table:table-cell>
          <table:table-cell office:value-type="time" office:time-value="PT21H15M00S">
            <text:p>21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04H15M00S">
            <text:p>04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08H00M00S">
            <text:p>0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11H00M00S">
            <text:p>11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13H30M00S">
            <text:p>13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16H45M00S">
            <text:p>16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20H30M00S">
            <text:p>20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time" office:time-value="PT23H00M00S">
            <text:p>23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04H00M00S">
            <text:p>0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07H30M00S">
            <text:p>07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15H45M00S">
            <text:p>15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19H45M00S">
            <text:p>1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4">
            <text:p>04/03/22</text:p>
          </table:table-cell>
          <table:table-cell office:value-type="time" office:time-value="PT23H45M00S">
            <text:p>23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05H45M00S">
            <text:p>05:45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10H45M00S">
            <text:p>10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13H30M00S">
            <text:p>13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16H30M00S">
            <text:p>16:3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19H45M00S">
            <text:p>19:4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5">
            <text:p>05/03/22</text:p>
          </table:table-cell>
          <table:table-cell office:value-type="time" office:time-value="PT23H00M00S">
            <text:p>23: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05H30M00S">
            <text:p>05:3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09H45M00S">
            <text:p>09: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13H30M00S">
            <text:p>13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18H15M00S">
            <text:p>18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19H30M00S">
            <text:p>19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6">
            <text:p>06/03/22</text:p>
          </table:table-cell>
          <table:table-cell office:value-type="time" office:time-value="PT23H45M00S">
            <text:p>23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7">
            <text:p>07/03/22</text:p>
          </table:table-cell>
          <table:table-cell office:value-type="time" office:time-value="PT07H15M00S">
            <text:p>0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7">
            <text:p>07/03/22</text:p>
          </table:table-cell>
          <table:table-cell office:value-type="time" office:time-value="PT11H30M00S">
            <text:p>11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7">
            <text:p>07/03/22</text:p>
          </table:table-cell>
          <table:table-cell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3-07">
            <text:p>07/03/22</text:p>
          </table:table-cell>
          <table:table-cell office:value-type="time" office:time-value="PT20H40M00S">
            <text:p>20:4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 table:number-rows-repeated="33">
          <table:table-cell table:number-columns-repeated="4"/>
        </table:table-row>
        <table:table-row table:style-name="ro1" table:number-rows-repeated="54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03/08/2022</text:date>, <text:time>14:4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04T16:05:25.79</meta:creation-date>
    <dc:date>2022-03-08T14:41:44.13</dc:date>
    <dc:creator>Patrick Carlberg</dc:creator>
    <meta:editing-duration>P12DT4H10M21S</meta:editing-duration>
    <meta:editing-cycles>18</meta:editing-cycles>
    <meta:generator>OpenOffice/4.1.10$Win32 OpenOffice.org_project/4110m2$Build-9807</meta:generator>
    <meta:document-statistic meta:table-count="3" meta:cell-count="2504" meta:object-count="0"/>
  </office:meta>
</office:document-meta>
</file>